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102fd6" officeooo:paragraph-rsid="01102fd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114972" officeooo:paragraph-rsid="0111497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112df69" officeooo:paragraph-rsid="0112df6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118f503" officeooo:paragraph-rsid="0118f503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1195ec3" officeooo:paragraph-rsid="01195ec3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11af918" officeooo:paragraph-rsid="011af918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11c1c11" officeooo:paragraph-rsid="011c1c11" style:font-weight-asian="normal" style:font-weight-complex="normal"/>
    </style:style>
    <style:style style:name="P25" style:family="paragraph" style:parent-style-name="Standard">
      <style:text-properties style:text-underline-style="none" officeooo:rsid="011e3dc8" officeooo:paragraph-rsid="011e3dc8"/>
    </style:style>
    <style:style style:name="P26" style:family="paragraph" style:parent-style-name="Standard">
      <style:text-properties style:text-underline-style="none" officeooo:rsid="0121d346" officeooo:paragraph-rsid="0121d346"/>
    </style:style>
    <style:style style:name="P27" style:family="paragraph" style:parent-style-name="Standard">
      <style:text-properties style:text-underline-style="none" officeooo:rsid="0121d346" officeooo:paragraph-rsid="01230e0e"/>
    </style:style>
    <style:style style:name="P28" style:family="paragraph" style:parent-style-name="Standard">
      <style:text-properties style:text-underline-style="none" officeooo:rsid="01230e0e" officeooo:paragraph-rsid="01230e0e"/>
    </style:style>
    <style:style style:name="P29" style:family="paragraph" style:parent-style-name="Standard">
      <style:text-properties style:text-underline-style="none" officeooo:rsid="0124c4bf" officeooo:paragraph-rsid="0124c4bf"/>
    </style:style>
    <style:style style:name="P30" style:family="paragraph" style:parent-style-name="Standard">
      <style:text-properties style:text-underline-style="none" officeooo:rsid="01252e8a" officeooo:paragraph-rsid="01252e8a"/>
    </style:style>
    <style:style style:name="P31" style:family="paragraph" style:parent-style-name="Standard">
      <style:text-properties style:text-underline-style="none" officeooo:rsid="0125be86" officeooo:paragraph-rsid="0125be86"/>
    </style:style>
    <style:style style:name="P32" style:family="paragraph" style:parent-style-name="Standard">
      <style:text-properties style:text-underline-style="none" officeooo:rsid="0128c812" officeooo:paragraph-rsid="0128c812"/>
    </style:style>
    <style:style style:name="P33" style:family="paragraph" style:parent-style-name="Standard">
      <style:text-properties style:text-underline-style="none" officeooo:rsid="012be879" officeooo:paragraph-rsid="012e4f05"/>
    </style:style>
    <style:style style:name="P34" style:family="paragraph" style:parent-style-name="Standard">
      <style:text-properties style:text-underline-style="none" officeooo:rsid="012fbcf3" officeooo:paragraph-rsid="012fbcf3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fo:font-weight="normal" officeooo:rsid="01102fd6" officeooo:paragraph-rsid="01102fd6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officeooo:rsid="011e3dc8" officeooo:paragraph-rsid="011e3dc8"/>
    </style:style>
    <style:style style:name="P42" style:family="paragraph" style:parent-style-name="Standard">
      <style:text-properties style:text-underline-style="solid" style:text-underline-width="auto" style:text-underline-color="font-color" officeooo:rsid="0121d346" officeooo:paragraph-rsid="0121d346"/>
    </style:style>
    <style:style style:name="P43" style:family="paragraph" style:parent-style-name="Standard">
      <style:text-properties style:text-underline-style="solid" style:text-underline-width="auto" style:text-underline-color="font-color" officeooo:rsid="0124c4bf" officeooo:paragraph-rsid="0124c4bf"/>
    </style:style>
    <style:style style:name="P44" style:family="paragraph" style:parent-style-name="Standard">
      <style:text-properties style:text-underline-style="solid" style:text-underline-width="auto" style:text-underline-color="font-color" officeooo:rsid="0125be86" officeooo:paragraph-rsid="0125be86"/>
    </style:style>
    <style:style style:name="P45" style:family="paragraph" style:parent-style-name="Standard">
      <style:text-properties style:text-underline-style="solid" style:text-underline-width="auto" style:text-underline-color="font-color" officeooo:rsid="012be879" officeooo:paragraph-rsid="012be879"/>
    </style:style>
    <style:style style:name="P46" style:family="paragraph" style:parent-style-name="Standard">
      <style:text-properties style:text-underline-style="solid" style:text-underline-width="auto" style:text-underline-color="font-color" officeooo:rsid="012e4f05" officeooo:paragraph-rsid="012e4f05"/>
    </style:style>
    <style:style style:name="P47" style:family="paragraph" style:parent-style-name="Standard">
      <style:text-properties style:text-underline-style="solid" style:text-underline-width="auto" style:text-underline-color="font-color" officeooo:rsid="01316b3e" officeooo:paragraph-rsid="01316b3e"/>
    </style:style>
    <style:style style:name="P48" style:family="paragraph" style:parent-style-name="Standard">
      <style:text-properties fo:font-style="normal" style:text-underline-style="solid" style:text-underline-width="auto" style:text-underline-color="font-color" fo:font-weight="normal" officeooo:rsid="01149a19" officeooo:paragraph-rsid="01149a19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11574d6" officeooo:paragraph-rsid="011574d6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1181ea9" officeooo:paragraph-rsid="01181ea9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officeooo:paragraph-rsid="01181ea9"/>
    </style:style>
    <style:style style:name="P52" style:family="paragraph" style:parent-style-name="Standard">
      <style:text-properties style:text-underline-style="none" officeooo:rsid="01316b3e" officeooo:paragraph-rsid="01316b3e"/>
    </style:style>
    <style:style style:name="P53" style:family="paragraph" style:parent-style-name="Standard">
      <style:text-properties style:text-underline-style="none" officeooo:rsid="01336a14" officeooo:paragraph-rsid="01336a14"/>
    </style:style>
    <style:style style:name="P54" style:family="paragraph" style:parent-style-name="Standard">
      <style:text-properties style:text-underline-style="solid" style:text-underline-width="auto" style:text-underline-color="font-color" officeooo:rsid="01336a14" officeooo:paragraph-rsid="01336a1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  <style:style style:name="T24" style:family="text">
      <style:text-properties officeooo:rsid="010a2875"/>
    </style:style>
    <style:style style:name="T25" style:family="text">
      <style:text-properties officeooo:rsid="010cfd0a"/>
    </style:style>
    <style:style style:name="T26" style:family="text">
      <style:text-properties officeooo:rsid="010e7fc3"/>
    </style:style>
    <style:style style:name="T27" style:family="text">
      <style:text-properties officeooo:rsid="0116fba1"/>
    </style:style>
    <style:style style:name="T28" style:family="text">
      <style:text-properties officeooo:rsid="0118f503"/>
    </style:style>
    <style:style style:name="T29" style:family="text">
      <style:text-properties officeooo:rsid="011c2884"/>
    </style:style>
    <style:style style:name="T30" style:family="text">
      <style:text-properties officeooo:rsid="011d45a9"/>
    </style:style>
    <style:style style:name="T31" style:family="text">
      <style:text-properties officeooo:rsid="01218b94"/>
    </style:style>
    <style:style style:name="T32" style:family="text">
      <style:text-properties officeooo:rsid="01230e0e"/>
    </style:style>
    <style:style style:name="T33" style:family="text">
      <style:text-properties officeooo:rsid="01309754"/>
    </style:style>
    <style:style style:name="T34" style:family="text">
      <style:text-properties officeooo:rsid="01311b26"/>
    </style:style>
    <style:style style:name="T35" style:family="text">
      <style:text-properties officeooo:rsid="01242587"/>
    </style:style>
    <style:style style:name="T36" style:family="text">
      <style:text-properties officeooo:rsid="01252e8a"/>
    </style:style>
    <style:style style:name="T37" style:family="text">
      <style:text-properties officeooo:rsid="0128c812"/>
    </style:style>
    <style:style style:name="T38" style:family="text">
      <style:text-properties officeooo:rsid="012e4f05"/>
    </style:style>
    <style:style style:name="T39" style:family="text">
      <style:text-properties officeooo:rsid="01322206"/>
    </style:style>
    <style:style style:name="T40" style:family="text">
      <style:text-properties officeooo:rsid="01347f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35">Vendredi 02 juin</text:p>
      <text:p text:style-name="P35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36">Lundi 05 juin</text:p>
      <text:p text:style-name="P36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37">Mardi 06 juin</text:p>
      <text:p text:style-name="P37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22">TOTAL : 7h</text:p>
      <text:p text:style-name="P14"/>
      <text:p text:style-name="P38">Mercredi 7 juin</text:p>
      <text:p text:style-name="P38"/>
      <text:p text:style-name="P15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5"/>
      <text:p text:style-name="P16">13h31-<text:span text:style-name="T24">17h31 : Ajout effet de chargement quand la requête au serveur est faite + Visites, contact avec les potentiels locataires, réfléxion sur style du site</text:span></text:p>
      <text:p text:style-name="P16"/>
      <text:p text:style-name="P23">TOTAL : 7h</text:p>
      <text:p text:style-name="P16"/>
      <text:p text:style-name="P39"><text:soft-page-break/>Jeudi 08 juin</text:p>
      <text:p text:style-name="P17"/>
      <text:p text:style-name="P17">9h00-12h00 : Modification affichage des photos → non satisfaisant, correction contenu texte page d’accueil.</text:p>
      <text:p text:style-name="P17">13h30 – <text:span text:style-name="T25">17h30 : Changement page d’accueil, menu de navigation restreint, correction du format d’image </text:span><text:span text:style-name="T26">des annonces et commencement d’un formulaire de contact type logement-etudiant.</text:span></text:p>
      <text:p text:style-name="P17"/>
      <text:p text:style-name="P24">TOTAL : 7h</text:p>
      <text:p text:style-name="P17"/>
      <text:p text:style-name="P40">Vendredi 9 juin</text:p>
      <text:p text:style-name="P40"/>
      <text:p text:style-name="P18">9h-10h30 : Intégration complète du formulaire sur la page d’un appartement</text:p>
      <text:p text:style-name="P19">11h-12h : prise photos et vérification des studios</text:p>
      <text:p text:style-name="P19"/>
      <text:p text:style-name="P20">13h-17h : Montage des chaises et accrochage des rideaux. Menu administration protégé avec mot de passe. </text:p>
      <text:p text:style-name="P20"/>
      <text:p text:style-name="P21">TOTAL : 6h30</text:p>
      <text:p text:style-name="P20"/>
      <text:p text:style-name="P48">Lundi 12 juin</text:p>
      <text:p text:style-name="P48"/>
      <text:p text:style-name="P49">9h-<text:span text:style-name="T27">11h : Panel de gestion administration accessible sans compte avec mot de passe.</text:span></text:p>
      <text:p text:style-name="P49"/>
      <text:p text:style-name="P50">13h-<text:span text:style-name="T28">1</text:span><text:span text:style-name="T30">6</text:span><text:span text:style-name="T28">h</text:span><text:span text:style-name="T30">45</text:span><text:span text:style-name="T28"> : </text:span><text:span text:style-name="T29">Correction défilement slide, et bouton utilisateur, essai de correction rotation image iphone en vain.</text:span></text:p>
      <text:p text:style-name="P51"/>
      <text:p text:style-name="P41">Mardi 13 juin</text:p>
      <text:p text:style-name="P41"/>
      <text:p text:style-name="P25">9h45-12h : Ajustement de style et essai de correction d’affichage des images iphone.</text:p>
      <text:p text:style-name="P25"/>
      <text:p text:style-name="P25">14h30-<text:span text:style-name="T31">17</text:span>h : Dernières modifications avant finalisation première version, <text:span text:style-name="T31">recherches correction orientation iphone et appel des clients</text:span></text:p>
      <text:p text:style-name="P25"/>
      <text:p text:style-name="P42">Mercredi 14 juin</text:p>
      <text:p text:style-name="P42"/>
      <text:p text:style-name="P26">0h</text:p>
      <text:p text:style-name="P26"/>
      <text:p text:style-name="P42">Jeudi 15 juin</text:p>
      <text:p text:style-name="P42"/>
      <text:p text:style-name="P27">9h-<text:span text:style-name="T32">12h : </text:span><text:span text:style-name="T33">ajout de la page de la liste des documents, rédaction fiche information site web et courte notice d’utilisation </text:span><text:span text:style-name="T34">+ appel des personnes ayant envoyé une demande de location.</text:span></text:p>
      <text:p text:style-name="P27"/>
      <text:p text:style-name="P28">14h-15h : recherche<text:span text:style-name="T35">s</text:span> sur l’indexation <text:span text:style-name="T35">et planning a réalisé pour base de test</text:span></text:p>
      <text:p text:style-name="P28"/>
      <text:p text:style-name="P43">Vendredi 16 juin</text:p>
      <text:p text:style-name="P43"/>
      <text:p text:style-name="P29">9h-<text:span text:style-name="T36">12h : Tests pour navigation et bon affichage des annonces faits et appel des potentiels locataires</text:span></text:p>
      <text:p text:style-name="P29"/>
      <text:p text:style-name="P30">13h-16h45 : Fix de l’orientation d’image pour l’ajout d’annonce sur Iphone, amélioration ajout de photo Iphone, recherche sur l’indexation.</text:p>
      <text:p text:style-name="P30"/>
      <text:p text:style-name="P30"/>
      <text:p text:style-name="P44"><text:soft-page-break/>Lundi 19 juin</text:p>
      <text:p text:style-name="P44"/>
      <text:p text:style-name="P31">9h-<text:span text:style-name="T37">12h : Appel des potentiels locataires, réponse aux mails et messages des intéressés, légères amélioration panel d’administration </text:span></text:p>
      <text:p text:style-name="P31"/>
      <text:p text:style-name="P32">14h30 – 16h : Controle des appartements et légers travaux manuels</text:p>
      <text:p text:style-name="P32"/>
      <text:p text:style-name="P45">Mardi 20 juin</text:p>
      <text:p text:style-name="P45"/>
      <text:p text:style-name="P33">0h</text:p>
      <text:p text:style-name="P33"/>
      <text:p text:style-name="P46">Mercredi 21 juin</text:p>
      <text:p text:style-name="P46"/>
      <text:p text:style-name="P33"><text:span text:style-name="T38">11h-12h : traitement dossier de location et appel des demandeurs de location.</text:span> </text:p>
      <text:p text:style-name="P33"/>
      <text:p text:style-name="P34">15-17h : visite et établissement baux</text:p>
      <text:p text:style-name="P34"/>
      <text:p text:style-name="P47">Lundi 26 juin</text:p>
      <text:p text:style-name="P47"/>
      <text:p text:style-name="P52">13h40 – 16h : Traitement des demandes et ajustements dans 2 appartements. <text:span text:style-name="T39">Vérification annonce leboncoin et référencement google.</text:span></text:p>
      <text:p text:style-name="P52"/>
      <text:p text:style-name="P54">Mardi 27 juin</text:p>
      <text:p text:style-name="P54"/>
      <text:p text:style-name="P53">10h40-11h25 : <text:span text:style-name="T40">Traitement des demandes et check up appartem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27T11:44:50.153778264</dc:date>
    <meta:editing-duration>P1DT8H49M21S</meta:editing-duration>
    <meta:editing-cycles>221</meta:editing-cycles>
    <meta:generator>LibreOffice/7.3.7.2$Linux_X86_64 LibreOffice_project/30$Build-2</meta:generator>
    <meta:document-statistic meta:table-count="0" meta:image-count="0" meta:object-count="0" meta:page-count="3" meta:paragraph-count="56" meta:word-count="568" meta:character-count="3629" meta:non-whitespace-character-count="3109"/>
  </office:meta>
</office:document-meta>
</file>